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&lt;HTML&gt;</text:p>
          </draw:text-box>
        </draw:frame>
        <draw:frame presentation:style-name="pr2" draw:text-style-name="P2" draw:layer="layout" svg:width="25.199cm" svg:height="12.179cm" svg:x="1.401cm" svg:y="4.914cm" presentation:class="subtitle" presentation:user-transformed="true">
          <draw:text-box>
            <text:p text:style-name="P1">&lt;html&gt;</text:p>
            <text:p text:style-name="P1"><text:tab/>&lt;header&gt;</text:p>
            <text:p text:style-name="P1"><text:tab/><text:tab/>&lt;title&gt;html&lt;/title&gt;</text:p>
            <text:p text:style-name="P1"><text:tab/>&lt;/header&gt;</text:p>
            <text:p text:style-name="P1"><text:tab/><text:tab/>&lt;body&gt;</text:p>
            <text:p text:style-name="P1"><text:tab/><text:tab/><text:tab/>&lt;h1&gt;Introdução ao html&lt;/h1&gt;</text:p>
            <text:p text:style-name="P1"><text:tab/><text:tab/>&lt;/body&gt;</text:p>
            <text:p text:style-name="P1">&lt;/html&gt;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3T08:41:03.933000000</meta:creation-date>
    <dc:date>2016-05-13T08:44:34.175000000</dc:date>
    <meta:editing-duration>PT3M34S</meta:editing-duration>
    <meta:editing-cycles>1</meta:editing-cycles>
    <meta:document-statistic meta:object-count="25"/>
    <meta:generator>LibreOffice/5.1.2.2$Windows_x86 LibreOffice_project/d3bf12ecb743fc0d20e0be0c58ca359301eb705f</meta:generator>
  </office:meta>
</office:document-meta>
</file>